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fo:font-size="12pt" style:text-underline-style="none" fo:font-weight="bold" style:font-size-asian="12pt" style:font-weight-asian="bold" style:font-size-complex="12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bold"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Zombie Pestilence Abilities</text:p>
      <text:p text:style-name="P5"/>
      <text:p text:style-name="P3">Level 1-5</text:p>
      <text:p text:style-name="P3"/>
      <text:p text:style-name="P4">Cantrip:</text:p>
      <text:p text:style-name="P4"/>
      <text:p text:style-name="P2">Bile</text:p>
      <text:p text:style-name="P1">Range: 20 Feet</text:p>
      <text:p text:style-name="P1">Action: 1 Action</text:p>
      <text:p text:style-name="P1">Duration: Instant</text:p>
      <text:p text:style-name="P1">Description: Cough up a nasty, decrepit loogie onto an enemy. On, hit deal 1d6 plus Dexterity modifier.</text:p>
      <text:p text:style-name="P1"/>
      <text:p text:style-name="P2">Hand Job</text:p>
      <text:p text:style-name="P1">Range: Touch</text:p>
      <text:p text:style-name="P1">Action: 1 Action</text:p>
      <text:p text:style-name="P1">Duration: Instant</text:p>
      <text:p text:style-name="P1">Description: You rip off one of your arms and smack an enemy with it. You then return it back. On hit, 1d8 plus Dexterity modifier. </text:p>
      <text:p text:style-name="P1"/>
      <text:p text:style-name="P2">Cast Your Eyes Upon Me</text:p>
      <text:p text:style-name="P1">Range: 35 Feet</text:p>
      <text:p text:style-name="P1">Action: 1 Action</text:p>
      <text:p text:style-name="P1">Duration: Until picked up</text:p>
      <text:p text:style-name="P1">Description: Pluck your eyes from your head and throw/roll them in a direction of your choosing. You still maintain the vision from them. If rolled into an enemies radius, there is a chance they will be alerted. While your eyes are out of your head, you are at a disadvantage for your attacks.</text:p>
      <text:p text:style-name="P1"/>
      <text:p text:style-name="P2">Contagion (Disease)</text:p>
      <text:p text:style-name="P1">Range: 40 Feet</text:p>
      <text:p text:style-name="P1">Action: 1 Action</text:p>
      <text:p text:style-name="P1">Duration: 1 hour</text:p>
      <text:p text:style-name="P1">Description: You spit out a glob of black slime onto an enemy. On hit, add a contagion mark to the enemy then deal damage equal to your Dexterity modifier, and add 2 damage for every contagion mark.</text:p>
      <text:p text:style-name="P1"/>
      <text:p text:style-name="P2">Vomit (Disease)</text:p>
      <text:p text:style-name="P1">Range: 20 Feet (cone)</text:p>
      <text:p text:style-name="P1">Action: 1 Action</text:p>
      <text:p text:style-name="P1">Duration: Instant</text:p>
      <text:p text:style-name="P1">Description: You spit out vomit in a cone in front of you. On hit, add a vomit counter and deal 1d4 to all creatures (ally or enemy) in the cone. For every vomit counter, remove 1 AC from the affected creature.</text:p>
      <text:p text:style-name="P1"/>
      <text:p text:style-name="P4">Powers:</text:p>
      <text:p text:style-name="P4"/>
      <text:p text:style-name="P2">Eye for an Eye</text:p>
      <text:p text:style-name="P1">Range: Touch</text:p>
      <text:p text:style-name="P1">Action: 1 bonus action</text:p>
      <text:p text:style-name="P1"><text:soft-page-break/>Duration: Until you remove it</text:p>
      <text:p text:style-name="P1">Description: You jab one of your eyes into an enemies eye socket, then steal their eye for yourself. You gain advantage on attacks against them. They gain advantage on attacks against you.</text:p>
      <text:p text:style-name="P1"/>
      <text:p text:style-name="P2">Maggots</text:p>
      <text:p text:style-name="P1">Range: touch</text:p>
      <text:p text:style-name="P1">Action: Reaction</text:p>
      <text:p text:style-name="P1">Duration: Instant</text:p>
      <text:p text:style-name="P1">Description: After taking melee damage from an enemy, maggots fall from your body onto them. They creep and crawl and dive into the enemies skin. Deal 1d6 damage plus Agility modifier.</text:p>
      <text:p text:style-name="P1"/>
      <text:p text:style-name="P2">Dig Down</text:p>
      <text:p text:style-name="P1">Range: 30 Feet</text:p>
      <text:p text:style-name="P1">Action: 1 bonus action</text:p>
      <text:p text:style-name="P1">Duration: Instant</text:p>
      <text:p text:style-name="P1">Description: You quickly burrow beneath the floor and emerge from the earth at your designated area within 30 or less feet.</text:p>
      <text:p text:style-name="P1"/>
      <text:p text:style-name="P2">Regurgitate</text:p>
      <text:p text:style-name="P1">Range: unknown</text:p>
      <text:p text:style-name="P1">Action: 1 action</text:p>
      <text:p text:style-name="P1">Duration: unknown</text:p>
      <text:p text:style-name="P1">Description: Throughout your travels you have been insatiably hungry. As such, you have devoured the nearest object. Spit up a random object. This may only be used during combat.</text:p>
      <text:p text:style-name="P1"/>
      <text:p text:style-name="P2">Virulence </text:p>
      <text:p text:style-name="P1">Range: 50 feet diameter</text:p>
      <text:p text:style-name="P1">Action: Reaction</text:p>
      <text:p text:style-name="P1">Duration: Instant</text:p>
      <text:p text:style-name="P1">Description: When a creature with any disease counters on it dies you may choose a new creature for the disease to spread to. The new target must be within 50 feet.</text:p>
      <text:p text:style-name="P1"/>
      <text:p text:style-name="P4">Level 5 Ultimate:</text:p>
      <text:p text:style-name="P1"/>
      <text:p text:style-name="P2">Plague Spreader</text:p>
      <text:p text:style-name="P1">Range: Touch</text:p>
      <text:p text:style-name="P1">Action: 1 action</text:p>
      <text:p text:style-name="P1">Duration: 1 hour</text:p>
      <text:p text:style-name="P1">Description:</text:p>
      <text:p text:style-name="P1"><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3:46:24.88</meta:creation-date>
    <dc:date>2015-04-12T02:49:51.19</dc:date>
    <meta:editing-duration>PT8H53M8S</meta:editing-duration>
    <meta:editing-cycles>4</meta:editing-cycles>
    <meta:generator>OpenOffice/4.1.1$Win32 OpenOffice.org_project/411m6$Build-9775</meta:generator>
    <meta:document-statistic meta:table-count="0" meta:image-count="0" meta:object-count="0" meta:page-count="2" meta:paragraph-count="61" meta:word-count="443" meta:character-count="2542"/>
  </office:meta>
</office:document-meta>
</file>